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 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Essentially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up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thanks to all of you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but... my bladder's already
bulging 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for
all this time. Looks like she's holdin' her pee
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drank up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s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
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
gonna pee yourself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
c-come 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Aidez-Moi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
time 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